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Verdana" fo:font-size="10pt" style:font-size-asian="10pt" style:font-size-complex="10pt"/>
    </style:style>
    <style:style style:name="P2" style:parent-style-name="Standard" style:family="paragraph">
      <style:text-properties style:font-name="Verdana" fo:font-size="10pt" style:font-size-asian="10pt" style:font-size-complex="10pt"/>
    </style:style>
    <style:style style:name="P3" style:parent-style-name="Standard" style:family="paragraph">
      <style:text-properties style:font-name="Verdana" fo:font-size="10pt" style:font-size-asian="10pt" style:font-size-complex="10pt"/>
    </style:style>
    <style:style style:name="P4" style:parent-style-name="Standard" style:family="paragraph">
      <style:text-properties style:font-name="Verdana" fo:font-size="10pt" style:font-size-asian="10pt" style:font-size-complex="10pt"/>
    </style:style>
    <style:style style:name="P5" style:parent-style-name="Standard" style:family="paragraph">
      <style:text-properties style:font-name="Verdana" fo:font-size="10pt" style:font-size-asian="10pt" style:font-size-complex="10pt"/>
    </style:style>
    <style:style style:name="P6" style:parent-style-name="Standard" style:family="paragraph">
      <style:text-properties style:font-name="Verdana" fo:font-size="10pt" style:font-size-asian="10pt" style:font-size-complex="10pt"/>
    </style:style>
    <style:style style:name="P7" style:parent-style-name="Standard" style:family="paragraph">
      <style:text-properties style:font-name="Verdana" fo:font-size="10pt" style:font-size-asian="10pt" style:font-size-complex="10pt"/>
    </style:style>
    <style:style style:name="TableColumn9" style:family="table-column">
      <style:table-column-properties style:column-width="0.5569in"/>
    </style:style>
    <style:style style:name="TableColumn10" style:family="table-column">
      <style:table-column-properties style:column-width="4.4604in"/>
    </style:style>
    <style:style style:name="TableColumn11" style:family="table-column">
      <style:table-column-properties style:column-width="0.8854in"/>
    </style:style>
    <style:style style:name="TableColumn12" style:family="table-column">
      <style:table-column-properties style:column-width="0.7875in"/>
    </style:style>
    <style:style style:name="Table8" style:family="table">
      <style:table-properties style:width="6.6902in" fo:margin-left="0in" table:align="left"/>
    </style:style>
    <style:style style:name="TableRow13" style:family="table-row">
      <style:table-row-properties style:min-row-height="0.2in"/>
    </style:style>
    <style:style style:name="TableCell14" style:family="table-cell">
      <style:table-cell-properties fo:border-top="none" fo:border-left="none" fo:border-bottom="none" fo:border-right="0.0208in double #FFFFFF" style:border-line-width-right="0.0069in 0.0069in 0.0069in" fo:background-color="#000000" style:writing-mode="lr-tb" fo:padding-top="0in" fo:padding-left="0.0486in" fo:padding-bottom="0in" fo:padding-right="0.0486in" fo:wrap-option="no-wrap"/>
    </style:style>
    <style:style style:name="P1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font-weight="bold" style:font-weight-asian="bold" fo:color="#FFFFFF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6" style:family="table-cell">
      <style:table-cell-properties fo:border-top="none" fo:border-left="0.0208in double #FFFFFF" style:border-line-width-left="0.0069in 0.0069in 0.0069in" fo:border-bottom="none" fo:border-right="0.0208in double #FFFFFF" style:border-line-width-right="0.0069in 0.0069in 0.0069in" fo:background-color="#000000" style:writing-mode="lr-tb" fo:padding-top="0in" fo:padding-left="0.0486in" fo:padding-bottom="0in" fo:padding-right="0.0486in" fo:wrap-option="no-wrap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font-weight="bold" style:font-weight-asian="bold" fo:color="#FFFFFF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8" style:family="table-cell">
      <style:table-cell-properties fo:border-top="none" fo:border-left="0.0208in double #FFFFFF" style:border-line-width-left="0.0069in 0.0069in 0.0069in" fo:border-bottom="none" fo:border-right="0.0208in double #FFFFFF" style:border-line-width-right="0.0069in 0.0069in 0.0069in" fo:background-color="#000000" style:writing-mode="lr-tb" fo:padding-top="0in" fo:padding-left="0.0486in" fo:padding-bottom="0in" fo:padding-right="0.0486in" fo:wrap-option="no-wrap"/>
    </style:style>
    <style:style style:name="P19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font-weight="bold" style:font-weight-asian="bold" fo:color="#FFFFFF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0" style:family="table-cell">
      <style:table-cell-properties fo:border-top="none" fo:border-left="0.0208in double #FFFFFF" style:border-line-width-left="0.0069in 0.0069in 0.0069in" fo:border-bottom="none" fo:border-right="none" fo:background-color="#000000" style:writing-mode="lr-tb" fo:padding-top="0in" fo:padding-left="0.0486in" fo:padding-bottom="0in" fo:padding-right="0.0486in" fo:wrap-option="no-wrap"/>
    </style:style>
    <style:style style:name="P2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font-weight="bold" style:font-weight-asian="bold" fo:color="#FFFFFF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22" style:family="table-row">
      <style:table-row-properties style:min-row-height="0.2in"/>
    </style:style>
    <style:style style:name="TableCell23" style:family="table-cell">
      <style:table-cell-properties fo:border-top="none" fo:border-left="0.0069in solid #000000" fo:border-bottom="0.0069in solid #000000" fo:border-right="0.0069in solid #000000" fo:background-color="#D9D9D9" style:writing-mode="lr-tb" fo:padding-top="0in" fo:padding-left="0.0486in" fo:padding-bottom="0in" fo:padding-right="0.0486in" fo:wrap-option="no-wrap"/>
    </style:style>
    <style:style style:name="P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25" style:family="table-row">
      <style:table-row-properties style:min-row-height="0.2in"/>
    </style:style>
    <style:style style:name="TableCell2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9" style:parent-style-name="Normal" style:family="paragraph">
      <style:paragraph-properties fo:widows="2" fo:orphans="2" style:vertical-align="auto"/>
      <style:text-properties fo:hyphenate="true"/>
    </style:style>
    <style:style style:name="T3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1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32" style:parent-style-name="Fuentedepárrafopredeter." style:family="text">
      <style:text-properties style:font-name="Calibri" style:font-name-asian="Symbol" style:font-name-complex="Symbol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3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6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3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4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4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6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47" style:family="table-row">
      <style:table-row-properties style:min-row-height="0.2in"/>
    </style:style>
    <style:style style:name="TableCell48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50" style:family="table-row">
      <style:table-row-properties style:min-row-height="0.2in"/>
    </style:style>
    <style:style style:name="TableCell5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4" style:parent-style-name="Normal" style:family="paragraph">
      <style:paragraph-properties fo:widows="2" fo:orphans="2" style:vertical-align="auto"/>
      <style:text-properties fo:hyphenate="true"/>
    </style:style>
    <style:style style:name="T5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6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5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2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6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6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6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67" style:family="table-row">
      <style:table-row-properties style:min-row-height="0.2in"/>
    </style:style>
    <style:style style:name="TableCell6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9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1" style:parent-style-name="Normal" style:family="paragraph">
      <style:paragraph-properties fo:widows="2" fo:orphans="2" style:vertical-align="auto"/>
      <style:text-properties fo:hyphenate="true"/>
    </style:style>
    <style:style style:name="T7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3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7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81" style:family="table-row">
      <style:table-row-properties style:min-row-height="0.2in"/>
    </style:style>
    <style:style style:name="TableCell8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5" style:parent-style-name="Normal" style:family="paragraph">
      <style:paragraph-properties fo:widows="2" fo:orphans="2" style:vertical-align="auto"/>
      <style:text-properties fo:hyphenate="true"/>
    </style:style>
    <style:style style:name="T86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7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88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9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9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91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92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93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94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95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96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97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98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99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00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01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102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03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0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105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06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07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10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09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1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1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112" style:family="table-row">
      <style:table-row-properties style:min-row-height="0.2in"/>
    </style:style>
    <style:style style:name="TableCell113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1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115" style:family="table-row">
      <style:table-row-properties style:min-row-height="0.2in"/>
    </style:style>
    <style:style style:name="TableCell11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1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1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19" style:parent-style-name="Normal" style:family="paragraph">
      <style:paragraph-properties fo:widows="2" fo:orphans="2" style:vertical-align="auto"/>
      <style:text-properties fo:hyphenate="true"/>
    </style:style>
    <style:style style:name="T12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21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12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2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2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2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26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12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2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29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13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3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3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3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134" style:family="table-row">
      <style:table-row-properties style:min-row-height="0.2in"/>
    </style:style>
    <style:style style:name="TableCell13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36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3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38" style:parent-style-name="Normal" style:family="paragraph">
      <style:paragraph-properties fo:widows="2" fo:orphans="2" style:vertical-align="auto"/>
      <style:text-properties fo:hyphenate="true"/>
    </style:style>
    <style:style style:name="T13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40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14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4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4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4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14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4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4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4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49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15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15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5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5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5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155" style:family="table-row">
      <style:table-row-properties style:min-row-height="0.2in"/>
    </style:style>
    <style:style style:name="TableCell15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5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5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59" style:parent-style-name="Normal" style:family="paragraph">
      <style:paragraph-properties fo:widows="2" fo:orphans="2" style:vertical-align="auto"/>
      <style:text-properties fo:hyphenate="true"/>
    </style:style>
    <style:style style:name="T160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61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162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63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64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65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66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67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68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69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7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17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7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7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7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175" style:family="table-row">
      <style:table-row-properties style:min-row-height="0.2in"/>
    </style:style>
    <style:style style:name="TableCell176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1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178" style:family="table-row">
      <style:table-row-properties style:min-row-height="0.2in"/>
    </style:style>
    <style:style style:name="TableCell17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8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8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82" style:parent-style-name="Normal" style:family="paragraph">
      <style:paragraph-properties fo:widows="2" fo:orphans="2" style:vertical-align="auto"/>
      <style:text-properties fo:hyphenate="true"/>
    </style:style>
    <style:style style:name="T18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84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18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8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8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8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189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19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P19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9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9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19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19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196" style:family="table-row">
      <style:table-row-properties style:min-row-height="0.2in"/>
    </style:style>
    <style:style style:name="TableCell197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1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199" style:family="table-row">
      <style:table-row-properties style:min-row-height="0.2in"/>
    </style:style>
    <style:style style:name="TableCell20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0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0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03" style:parent-style-name="Normal" style:family="paragraph">
      <style:paragraph-properties fo:widows="2" fo:orphans="2" style:vertical-align="auto"/>
      <style:text-properties fo:hyphenate="true"/>
    </style:style>
    <style:style style:name="T204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05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206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07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208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09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10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11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12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P21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1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1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1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1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218" style:family="table-row">
      <style:table-row-properties style:min-row-height="0.2in"/>
    </style:style>
    <style:style style:name="TableCell21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2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2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22" style:parent-style-name="Normal" style:family="paragraph">
      <style:paragraph-properties fo:widows="2" fo:orphans="2" style:vertical-align="auto"/>
      <style:text-properties fo:hyphenate="true"/>
    </style:style>
    <style:style style:name="T223" style:parent-style-name="Fuentedepárrafopredeter." style:family="text">
      <style:text-properties style:font-name="Calibri" style:font-name-asian="Courier New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24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225" style:parent-style-name="Fuentedepárrafopredeter." style:family="text">
      <style:text-properties style:font-name="Calibri" style:font-name-asian="Courier New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26" style:parent-style-name="Fuentedepárrafopredeter." style:family="text">
      <style:text-properties style:font-name="Calibri" style:font-name-asian="Courier New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27" style:parent-style-name="Fuentedepárrafopredeter." style:family="text">
      <style:text-properties style:font-name="Calibri" style:font-name-asian="Courier New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28" style:parent-style-name="Fuentedepárrafopredeter." style:family="text">
      <style:text-properties style:font-name="Calibri" style:font-name-asian="Courier New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29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P23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3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3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3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3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235" style:family="table-row">
      <style:table-row-properties style:min-row-height="0.2in"/>
    </style:style>
    <style:style style:name="TableCell236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23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238" style:family="table-row">
      <style:table-row-properties style:min-row-height="0.2in"/>
    </style:style>
    <style:style style:name="TableCell23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4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4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42" style:parent-style-name="Normal" style:family="paragraph">
      <style:paragraph-properties fo:widows="2" fo:orphans="2" style:vertical-align="auto"/>
      <style:text-properties fo:hyphenate="true"/>
    </style:style>
    <style:style style:name="T24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44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24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4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4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4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49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25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P25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5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5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5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5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256" style:family="table-row">
      <style:table-row-properties style:min-row-height="0.2in"/>
    </style:style>
    <style:style style:name="TableCell257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2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259" style:family="table-row">
      <style:table-row-properties style:min-row-height="0.2in"/>
    </style:style>
    <style:style style:name="TableCell26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6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6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63" style:parent-style-name="Normal" style:family="paragraph">
      <style:paragraph-properties fo:widows="2" fo:orphans="2" style:vertical-align="auto"/>
      <style:text-properties fo:hyphenate="true"/>
    </style:style>
    <style:style style:name="T264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65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266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67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68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69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270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71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72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P27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7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7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7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7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278" style:family="table-row">
      <style:table-row-properties style:min-row-height="0.2in"/>
    </style:style>
    <style:style style:name="TableCell27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8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8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82" style:parent-style-name="Normal" style:family="paragraph">
      <style:paragraph-properties fo:widows="2" fo:orphans="2" style:vertical-align="auto"/>
      <style:text-properties fo:hyphenate="true"/>
    </style:style>
    <style:style style:name="T28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84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28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8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8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288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28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P29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9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9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9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9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295" style:family="table-row">
      <style:table-row-properties style:min-row-height="0.2in"/>
    </style:style>
    <style:style style:name="TableCell29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9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29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299" style:parent-style-name="Normal" style:family="paragraph">
      <style:paragraph-properties fo:widows="2" fo:orphans="2" style:vertical-align="auto"/>
      <style:text-properties fo:hyphenate="true"/>
    </style:style>
    <style:style style:name="T30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01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30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0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0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05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30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P30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0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09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1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1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312" style:family="table-row">
      <style:table-row-properties style:min-row-height="0.2in"/>
    </style:style>
    <style:style style:name="TableCell31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1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1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16" style:parent-style-name="Normal" style:family="paragraph">
      <style:paragraph-properties fo:widows="2" fo:orphans="2" style:vertical-align="auto"/>
      <style:text-properties fo:hyphenate="true"/>
    </style:style>
    <style:style style:name="T317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18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319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20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21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22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23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2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P32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2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2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2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29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330" style:family="table-row">
      <style:table-row-properties style:min-row-height="0.2in"/>
    </style:style>
    <style:style style:name="TableCell331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3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333" style:family="table-row">
      <style:table-row-properties style:min-row-height="0.2in"/>
    </style:style>
    <style:style style:name="TableCell33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3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3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37" style:parent-style-name="Normal" style:family="paragraph">
      <style:paragraph-properties fo:widows="2" fo:orphans="2" style:vertical-align="auto"/>
      <style:text-properties fo:hyphenate="true"/>
    </style:style>
    <style:style style:name="T338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39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340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41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42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343" style:parent-style-name="Fuentedepárrafopredeter." style:family="text"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4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P34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4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4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4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49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350" style:family="table-row">
      <style:table-row-properties style:min-row-height="0.2in"/>
    </style:style>
    <style:style style:name="TableCell351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35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353" style:family="table-row">
      <style:table-row-properties style:min-row-height="0.2in"/>
    </style:style>
    <style:style style:name="TableCell35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5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5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57" style:parent-style-name="Normal" style:family="paragraph">
      <style:paragraph-properties fo:widows="2" fo:orphans="2" style:vertical-align="auto"/>
      <style:text-properties fo:hyphenate="true"/>
    </style:style>
    <style:style style:name="T35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59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36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6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6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6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6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36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66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6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6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369" style:family="table-row">
      <style:table-row-properties style:min-row-height="0.2in"/>
    </style:style>
    <style:style style:name="TableCell370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3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372" style:family="table-row">
      <style:table-row-properties style:min-row-height="0.2in"/>
    </style:style>
    <style:style style:name="TableCell37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7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7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76" style:parent-style-name="Normal" style:family="paragraph">
      <style:paragraph-properties fo:widows="2" fo:orphans="2" style:vertical-align="auto"/>
      <style:text-properties fo:hyphenate="true"/>
    </style:style>
    <style:style style:name="T37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78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37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8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38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8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8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8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385" style:family="table-row">
      <style:table-row-properties style:min-row-height="0.2in"/>
    </style:style>
    <style:style style:name="TableCell38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8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38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389" style:parent-style-name="Normal" style:family="paragraph">
      <style:paragraph-properties fo:widows="2" fo:orphans="2" style:vertical-align="auto"/>
      <style:text-properties fo:hyphenate="true"/>
    </style:style>
    <style:style style:name="T39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91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39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9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9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39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9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9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9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39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0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40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02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P40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0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0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0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0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408" style:family="table-row">
      <style:table-row-properties style:min-row-height="0.2in"/>
    </style:style>
    <style:style style:name="TableCell40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1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1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12" style:parent-style-name="Normal" style:family="paragraph">
      <style:paragraph-properties fo:widows="2" fo:orphans="2" style:vertical-align="auto"/>
      <style:text-properties fo:hyphenate="true"/>
    </style:style>
    <style:style style:name="T41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14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41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P416" style:parent-style-name="Normal" style:family="paragraph">
      <style:paragraph-properties fo:widows="2" fo:orphans="2" style:vertical-align="auto"/>
      <style:text-properties fo:hyphenate="true"/>
    </style:style>
    <style:style style:name="T41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18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41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2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21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42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23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42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425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42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27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428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42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P43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3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3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3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3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435" style:family="table-row">
      <style:table-row-properties style:min-row-height="0.2in"/>
    </style:style>
    <style:style style:name="TableCell43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3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3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39" style:parent-style-name="Normal" style:family="paragraph">
      <style:paragraph-properties fo:widows="2" fo:orphans="2" style:vertical-align="auto"/>
      <style:text-properties fo:hyphenate="true"/>
    </style:style>
    <style:style style:name="T44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41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44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P44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4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4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4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4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448" style:family="table-row">
      <style:table-row-properties style:min-row-height="0.2in"/>
    </style:style>
    <style:style style:name="TableCell44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5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5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52" style:parent-style-name="Normal" style:family="paragraph">
      <style:paragraph-properties fo:widows="2" fo:orphans="2" style:vertical-align="auto"/>
      <style:text-properties fo:hyphenate="true"/>
    </style:style>
    <style:style style:name="T45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54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45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P456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5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5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5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6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461" style:family="table-row">
      <style:table-row-properties style:min-row-height="0.2in"/>
    </style:style>
    <style:style style:name="TableCell46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6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6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65" style:parent-style-name="Normal" style:family="paragraph">
      <style:paragraph-properties fo:widows="2" fo:orphans="2" style:vertical-align="auto"/>
      <style:text-properties fo:hyphenate="true"/>
    </style:style>
    <style:style style:name="T46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67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46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6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7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P47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7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7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7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7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476" style:family="table-row">
      <style:table-row-properties style:min-row-height="0.2in"/>
    </style:style>
    <style:style style:name="TableCell47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7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7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80" style:parent-style-name="Normal" style:family="paragraph">
      <style:paragraph-properties fo:widows="2" fo:orphans="2" style:vertical-align="auto"/>
      <style:text-properties fo:hyphenate="true"/>
    </style:style>
    <style:style style:name="T48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82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48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8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8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8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87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48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489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P49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9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9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49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49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495" style:family="table-row">
      <style:table-row-properties style:min-row-height="0.2in"/>
    </style:style>
    <style:style style:name="TableCell496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49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498" style:family="table-row">
      <style:table-row-properties style:min-row-height="0.2in"/>
    </style:style>
    <style:style style:name="TableCell49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0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0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02" style:parent-style-name="Normal" style:family="paragraph">
      <style:paragraph-properties fo:widows="2" fo:orphans="2" style:vertical-align="auto"/>
      <style:text-properties fo:hyphenate="true"/>
    </style:style>
    <style:style style:name="T503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04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505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06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07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08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50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1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1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1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513" style:family="table-row">
      <style:table-row-properties style:min-row-height="0.2in"/>
    </style:style>
    <style:style style:name="TableCell51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1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1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17" style:parent-style-name="Normal" style:family="paragraph">
      <style:paragraph-properties fo:widows="2" fo:orphans="2" style:vertical-align="auto"/>
      <style:text-properties fo:hyphenate="true"/>
    </style:style>
    <style:style style:name="T518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19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520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21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22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523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24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25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526" style:parent-style-name="Fuentedepárrafopredeter." style:family="text">
      <style:text-properties style:font-name="Calibri" style:font-name-asian="Courier New" style:font-name-complex="Times New Roman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27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52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29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3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3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532" style:family="table-row">
      <style:table-row-properties style:min-row-height="0.2in"/>
    </style:style>
    <style:style style:name="TableCell53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3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3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36" style:parent-style-name="Normal" style:family="paragraph">
      <style:paragraph-properties fo:widows="2" fo:orphans="2" style:vertical-align="auto"/>
      <style:text-properties fo:hyphenate="true"/>
    </style:style>
    <style:style style:name="T53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38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53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4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41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54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4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4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54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46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54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4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4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5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551" style:family="table-row">
      <style:table-row-properties style:min-row-height="0.2in"/>
    </style:style>
    <style:style style:name="TableCell55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5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5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55" style:parent-style-name="Normal" style:family="paragraph">
      <style:paragraph-properties fo:widows="2" fo:orphans="2" style:vertical-align="auto"/>
      <style:text-properties fo:hyphenate="true"/>
    </style:style>
    <style:style style:name="T55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57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55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5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6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56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6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63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56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6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6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6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568" style:family="table-row">
      <style:table-row-properties style:min-row-height="0.2in"/>
    </style:style>
    <style:style style:name="TableCell56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7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7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72" style:parent-style-name="Normal" style:family="paragraph">
      <style:paragraph-properties fo:widows="2" fo:orphans="2" style:vertical-align="auto"/>
      <style:text-properties fo:hyphenate="true"/>
    </style:style>
    <style:style style:name="T57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74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57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7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7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7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57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8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8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8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583" style:family="table-row">
      <style:table-row-properties style:min-row-height="0.2in"/>
    </style:style>
    <style:style style:name="TableCell58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8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8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87" style:parent-style-name="Normal" style:family="paragraph">
      <style:paragraph-properties fo:widows="2" fo:orphans="2" style:vertical-align="auto"/>
      <style:text-properties fo:hyphenate="true"/>
    </style:style>
    <style:style style:name="T58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89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59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9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9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9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59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59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96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59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59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599" style:family="table-row">
      <style:table-row-properties style:min-row-height="0.2in"/>
    </style:style>
    <style:style style:name="TableCell600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6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602" style:family="table-row">
      <style:table-row-properties style:min-row-height="0.2in"/>
    </style:style>
    <style:style style:name="TableCell60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0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60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06" style:parent-style-name="Normal" style:family="paragraph">
      <style:paragraph-properties fo:widows="2" fo:orphans="2" style:vertical-align="auto"/>
      <style:text-properties fo:hyphenate="true"/>
    </style:style>
    <style:style style:name="T60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08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60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1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1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12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1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1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1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1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1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1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1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2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62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2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62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2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625" style:family="table-row">
      <style:table-row-properties style:min-row-height="0.2in"/>
    </style:style>
    <style:style style:name="TableCell62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2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62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29" style:parent-style-name="Normal" style:family="paragraph">
      <style:paragraph-properties fo:widows="2" fo:orphans="2" style:vertical-align="auto"/>
      <style:text-properties fo:hyphenate="true"/>
    </style:style>
    <style:style style:name="T63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31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63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3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3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35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3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3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38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3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4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4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4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4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4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4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46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64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4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64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5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651" style:family="table-row">
      <style:table-row-properties style:min-row-height="0.2in"/>
    </style:style>
    <style:style style:name="TableCell65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5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65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55" style:parent-style-name="Normal" style:family="paragraph">
      <style:paragraph-properties fo:widows="2" fo:orphans="2" style:vertical-align="auto"/>
      <style:text-properties fo:hyphenate="true"/>
    </style:style>
    <style:style style:name="T65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57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65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5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6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6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62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6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6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65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6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6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68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6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7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71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7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73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7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75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7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77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7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79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68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81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68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8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68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8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686" style:family="table-row">
      <style:table-row-properties style:min-row-height="0.2in"/>
    </style:style>
    <style:style style:name="TableCell687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6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689" style:family="table-row">
      <style:table-row-properties style:min-row-height="0.2in"/>
    </style:style>
    <style:style style:name="TableCell69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9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69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693" style:parent-style-name="Normal" style:family="paragraph">
      <style:paragraph-properties fo:widows="2" fo:orphans="2" style:vertical-align="auto"/>
      <style:text-properties fo:hyphenate="true"/>
    </style:style>
    <style:style style:name="T69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95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69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9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9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69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0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70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70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0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0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0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706" style:family="table-row">
      <style:table-row-properties style:min-row-height="0.2in"/>
    </style:style>
    <style:style style:name="TableCell70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0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0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10" style:parent-style-name="Normal" style:family="paragraph">
      <style:paragraph-properties fo:widows="2" fo:orphans="2" style:vertical-align="auto"/>
      <style:text-properties fo:hyphenate="true"/>
    </style:style>
    <style:style style:name="T71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12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71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14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71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1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17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71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1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2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72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72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2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2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2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726" style:family="table-row">
      <style:table-row-properties style:min-row-height="0.2in"/>
    </style:style>
    <style:style style:name="TableCell72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2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2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30" style:parent-style-name="Normal" style:family="paragraph">
      <style:paragraph-properties fo:widows="2" fo:orphans="2" style:vertical-align="auto"/>
      <style:text-properties fo:hyphenate="true"/>
    </style:style>
    <style:style style:name="T73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32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73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34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73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3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37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73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3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4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74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4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43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74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74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46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4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4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749" style:family="table-row">
      <style:table-row-properties style:min-row-height="0.2in"/>
    </style:style>
    <style:style style:name="TableCell75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5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5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53" style:parent-style-name="Normal" style:family="paragraph">
      <style:paragraph-properties fo:widows="2" fo:orphans="2" style:vertical-align="auto"/>
      <style:text-properties fo:hyphenate="true"/>
    </style:style>
    <style:style style:name="T75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55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75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5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58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75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6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61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76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6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6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6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6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67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76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6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7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77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7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73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77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7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7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7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778" style:family="table-row">
      <style:table-row-properties style:min-row-height="0.2in"/>
    </style:style>
    <style:style style:name="TableCell77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8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8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82" style:parent-style-name="Normal" style:family="paragraph">
      <style:paragraph-properties fo:widows="2" fo:orphans="2" style:vertical-align="auto"/>
      <style:text-properties fo:hyphenate="true"/>
    </style:style>
    <style:style style:name="T78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84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78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8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787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788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78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9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9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9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793" style:family="table-row">
      <style:table-row-properties style:min-row-height="0.2in"/>
    </style:style>
    <style:style style:name="TableCell794" style:family="table-cell">
      <style:table-cell-properties fo:border="0.0069in solid #000000" fo:background-color="#D9D9D9" style:writing-mode="lr-tb" fo:padding-top="0in" fo:padding-left="0.0486in" fo:padding-bottom="0in" fo:padding-right="0.0486in" fo:wrap-option="no-wrap"/>
    </style:style>
    <style:style style:name="P79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796" style:family="table-row">
      <style:table-row-properties style:min-row-height="0.2in"/>
    </style:style>
    <style:style style:name="TableCell79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79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79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00" style:parent-style-name="Normal" style:family="paragraph">
      <style:paragraph-properties fo:widows="2" fo:orphans="2" style:vertical-align="auto"/>
      <style:text-properties fo:hyphenate="true"/>
    </style:style>
    <style:style style:name="T80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02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80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0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05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806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807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08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0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1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811" style:family="table-row">
      <style:table-row-properties style:min-row-height="0.2in"/>
    </style:style>
    <style:style style:name="TableCell812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13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1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15" style:parent-style-name="Normal" style:family="paragraph">
      <style:paragraph-properties fo:widows="2" fo:orphans="2" style:vertical-align="auto"/>
      <style:text-properties fo:hyphenate="true"/>
    </style:style>
    <style:style style:name="T81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17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81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1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20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821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22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82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2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82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2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27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82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29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3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31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832" style:family="table-row">
      <style:table-row-properties style:min-row-height="0.2in"/>
    </style:style>
    <style:style style:name="TableCell83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3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3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36" style:parent-style-name="Normal" style:family="paragraph">
      <style:paragraph-properties fo:widows="2" fo:orphans="2" style:vertical-align="auto"/>
      <style:text-properties fo:hyphenate="true"/>
    </style:style>
    <style:style style:name="T83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38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839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4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41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84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43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44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84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4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47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84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84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5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5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5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853" style:family="table-row">
      <style:table-row-properties style:min-row-height="0.2in"/>
    </style:style>
    <style:style style:name="TableCell854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55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5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57" style:parent-style-name="Normal" style:family="paragraph">
      <style:paragraph-properties fo:widows="2" fo:orphans="2" style:vertical-align="auto"/>
      <style:text-properties fo:hyphenate="true"/>
    </style:style>
    <style:style style:name="T85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59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86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86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6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6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6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865" style:family="table-row">
      <style:table-row-properties style:min-row-height="0.2in"/>
    </style:style>
    <style:style style:name="TableCell866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67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6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69" style:parent-style-name="Normal" style:family="paragraph">
      <style:paragraph-properties fo:widows="2" fo:orphans="2" style:vertical-align="auto"/>
      <style:text-properties fo:hyphenate="true"/>
    </style:style>
    <style:style style:name="T87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71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87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87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7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7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76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877" style:family="table-row">
      <style:table-row-properties style:min-row-height="0.2in"/>
    </style:style>
    <style:style style:name="TableCell87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79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8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81" style:parent-style-name="Normal" style:family="paragraph">
      <style:paragraph-properties fo:widows="2" fo:orphans="2" style:vertical-align="auto"/>
      <style:text-properties fo:hyphenate="true"/>
    </style:style>
    <style:style style:name="T88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83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88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8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86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88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88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89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890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891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89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ableCell893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94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895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96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Row897" style:family="table-row">
      <style:table-row-properties style:min-row-height="0.2in"/>
    </style:style>
    <style:style style:name="TableCell898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899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900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901" style:parent-style-name="Normal" style:family="paragraph">
      <style:paragraph-properties fo:widows="2" fo:orphans="2" style:vertical-align="auto"/>
      <style:text-properties fo:hyphenate="true"/>
    </style:style>
    <style:style style:name="T902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903" style:parent-style-name="Fuentedepárrafopredeter." style:family="text">
      <style:text-properties style:font-name="Calibri" style:font-name-asian="Symbol" style:font-name-complex="Symbol" fo:font-weight="bold" style:font-weight-asian="bold" fo:color="#FF0000" style:letter-kerning="false" fo:font-size="11pt" style:font-size-asian="11pt" style:font-size-complex="11pt" style:language-asian="es" style:country-asian="AR" style:language-complex="ar" style:country-complex="SA"/>
    </style:style>
    <style:style style:name="T904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905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906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907" style:parent-style-name="Fuentedepárrafopredeter." style:family="text">
      <style:text-properties style:font-name="Calibri" style:font-name-asian="Symbol" style:font-name-complex="Symbol" fo:color="#000000" style:letter-kerning="false" fo:font-size="11pt" style:font-size-asian="11pt" style:font-size-complex="11pt" style:language-asian="es" style:country-asian="AR" style:language-complex="ar" style:country-complex="SA"/>
    </style:style>
    <style:style style:name="T908" style:parent-style-name="Fuentedepárrafopredeter." style:family="text">
      <style:text-properties style:font-name="Calibri" style:font-name-asian="Symbol" style:font-name-complex="Symbol" fo:font-weight="bold" style:font-weight-asian="bold" fo:color="#5B9BD5" style:letter-kerning="false" fo:font-size="11pt" style:font-size-asian="11pt" style:font-size-complex="11pt" style:language-asian="es" style:country-asian="AR" style:language-complex="ar" style:country-complex="SA"/>
    </style:style>
    <style:style style:name="TableCell909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910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TableCell911" style:family="table-cell">
      <style:table-cell-properties fo:border="0.0069in solid #000000" style:writing-mode="lr-tb" fo:padding-top="0in" fo:padding-left="0.0486in" fo:padding-bottom="0in" fo:padding-right="0.0486in" fo:wrap-option="no-wrap"/>
    </style:style>
    <style:style style:name="P912" style:parent-style-name="Normal" style:family="paragraph">
      <style:paragraph-properties fo:widows="2" fo:orphans="2" style:vertical-align="auto"/>
      <style:text-properties style:font-name="Calibri" style:font-name-asian="Times New Roman" style:font-name-complex="Times New Roman" fo:color="#000000" style:letter-kerning="false" fo:font-size="11pt" style:font-size-asian="11pt" style:font-size-complex="11pt" style:language-asian="es" style:country-asian="AR" style:language-complex="ar" style:country-complex="SA" fo:hyphenate="true"/>
    </style:style>
    <style:style style:name="P913" style:parent-style-name="Standard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/>
      <text:p text:style-name="P4">Reglas del Negocio (RN-XX).</text:p>
      <text:p text:style-name="P5"/>
      <text:p text:style-name="P6"/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ID</text:p>
          </table:table-cell>
          <table:table-cell table:style-name="TableCell16">
            <text:p text:style-name="P17">Descripción</text:p>
          </table:table-cell>
          <table:table-cell table:style-name="TableCell18">
            <text:p text:style-name="P19">Grado de Variación</text:p>
          </table:table-cell>
          <table:table-cell table:style-name="TableCell20">
            <text:p text:style-name="P21">Fuente</text:p>
          </table:table-cell>
        </table:table-row>
        <table:table-row table:style-name="TableRow22">
          <table:table-cell table:style-name="TableCell23" table:number-columns-spanned="4">
            <text:p text:style-name="P24">B</text:p>
          </table:table-cell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>RN-01</text:p>
          </table:table-cell>
          <table:table-cell table:style-name="TableCell28">
            <text:p text:style-name="P29"><text:span text:style-name="T30">Se requiere que los<text:s/></text:span><text:span text:style-name="T31">Bultos</text:span><text:span text:style-name="T32"><text:s/></text:span><text:span text:style-name="T33">contenido en un Sector estén compuestos por</text:span><text:span text:style-name="T34"><text:line-break/>• Numero de bulto<text:s/></text:span><text:span text:style-name="T35"><text:line-break/>•<text:s/></text:span><text:span text:style-name="T36">Artículo</text:span><text:span text:style-name="T37"><text:s/>contenido en el bulto, definido por el Detalle del Articulo <text:s/></text:span><text:span text:style-name="T38"><text:line-break/>• Cantidad de Artículos contenidos en un bulto</text:span><text:span text:style-name="T39"><text:line-break/>•<text:s/></text:span><text:span text:style-name="T40">Proveedor</text:span><text:span text:style-name="T41"><text:s/>a la que pertenece el Bulto</text:span><text:span text:style-name="T42"><text:line-break/>• Artículos en Bulto</text:span></text:p>
          </table:table-cell>
          <table:table-cell table:style-name="TableCell43">
            <text:p text:style-name="P44">Baja</text:p>
          </table:table-cell>
          <table:table-cell table:style-name="TableCell45">
            <text:p text:style-name="P46">Política del Negocio</text:p>
          </table:table-cell>
        </table:table-row>
        <table:table-row table:style-name="TableRow47">
          <table:table-cell table:style-name="TableCell48" table:number-columns-spanned="4">
            <text:p text:style-name="P49">C</text:p>
          </table:table-cell>
          <table:covered-table-cell/>
          <table:covered-table-cell/>
          <table:covered-table-cell/>
        </table:table-row>
        <table:table-row table:style-name="TableRow50">
          <table:table-cell table:style-name="TableCell51">
            <text:p text:style-name="P52">RN-02</text:p>
          </table:table-cell>
          <table:table-cell table:style-name="TableCell53">
            <text:p text:style-name="P54"><text:span text:style-name="T55">Se requiere que las<text:s/></text:span><text:span text:style-name="T56">Cajas</text:span><text:span text:style-name="T57"><text:s/>de una Sucursal estén compuestas por</text:span><text:span text:style-name="T58"><text:line-break/>• Numero de caja<text:s/></text:span><text:span text:style-name="T59"><text:line-break/>• Un <text:s/></text:span><text:span text:style-name="T60">Cajero</text:span><text:span text:style-name="T61"><text:line-break/>• Muchos<text:s/></text:span><text:span text:style-name="T62">Registros de Ventas</text:span></text:p>
          </table:table-cell>
          <table:table-cell table:style-name="TableCell63">
            <text:p text:style-name="P64">Baja</text:p>
          </table:table-cell>
          <table:table-cell table:style-name="TableCell65">
            <text:p text:style-name="P66">Política del Negocio</text:p>
          </table:table-cell>
        </table:table-row>
        <table:table-row table:style-name="TableRow67">
          <table:table-cell table:style-name="TableCell68">
            <text:p text:style-name="P69">RN-03</text:p>
          </table:table-cell>
          <table:table-cell table:style-name="TableCell70">
            <text:p text:style-name="P71"><text:span text:style-name="T72">Se requiere que los<text:s/></text:span><text:span text:style-name="T73">Clientes Mayoristas</text:span><text:span text:style-name="T74"><text:s/>posean además de lo que contiene una persona</text:span><text:span text:style-name="T75"><text:line-break/>• Razón Social</text:span><text:span text:style-name="T76"><text:line-break/>• CUIT</text:span></text:p>
          </table:table-cell>
          <table:table-cell table:style-name="TableCell77">
            <text:p text:style-name="P78">Baja</text:p>
          </table:table-cell>
          <table:table-cell table:style-name="TableCell79">
            <text:p text:style-name="P80">Política del Negocio</text:p>
          </table:table-cell>
        </table:table-row>
        <table:table-row table:style-name="TableRow81">
          <table:table-cell table:style-name="TableCell82">
            <text:p text:style-name="P83">RN-04</text:p>
          </table:table-cell>
          <table:table-cell table:style-name="TableCell84">
            <text:p text:style-name="P85"><text:span text:style-name="T86">Se requiere que la<text:s/></text:span><text:span text:style-name="T87">Compra</text:span><text:span text:style-name="T88"><text:s/>esté compuesta por<text:s/></text:span><text:span text:style-name="T89"><text:line-break/>• Un<text:s/></text:span><text:span text:style-name="T90">Encargado</text:span><text:span text:style-name="T91"><text:s/>que la inicia</text:span><text:span text:style-name="T92"><text:line-break/>• Un<text:s/></text:span><text:span text:style-name="T93">Proveedor</text:span><text:span text:style-name="T94"><text:s/>perteneciente a la Compra</text:span><text:span text:style-name="T95"><text:line-break/>• Muchas<text:s/></text:span><text:span text:style-name="T96">Líneas de Compra</text:span><text:span text:style-name="T97"><text:line-break/>• Una<text:s/></text:span><text:span text:style-name="T98">Factura de Compra</text:span><text:span text:style-name="T99"><text:s/>del Proveedor</text:span><text:span text:style-name="T100"><text:line-break/>• Un<text:s/></text:span><text:span text:style-name="T101">Remito</text:span><text:span text:style-name="T102"><text:s/>del Proveedor</text:span><text:span text:style-name="T103"><text:line-break/>• Una<text:s/></text:span><text:span text:style-name="T104">Orden de Compra</text:span><text:span text:style-name="T105"><text:s/>creada por la Compra</text:span><text:span text:style-name="T106"><text:line-break/>• Un<text:s/></text:span><text:span text:style-name="T107">Pago</text:span></text:p>
          </table:table-cell>
          <table:table-cell table:style-name="TableCell108">
            <text:p text:style-name="P109">Baja</text:p>
          </table:table-cell>
          <table:table-cell table:style-name="TableCell110">
            <text:p text:style-name="P111">Política del Negocio</text:p>
          </table:table-cell>
        </table:table-row>
        <table:table-row table:style-name="TableRow112">
          <table:table-cell table:style-name="TableCell113" table:number-columns-spanned="4">
            <text:p text:style-name="P114">D</text:p>
          </table:table-cell>
          <table:covered-table-cell/>
          <table:covered-table-cell/>
          <table:covered-table-cell/>
        </table:table-row>
        <table:table-row table:style-name="TableRow115">
          <table:table-cell table:style-name="TableCell116">
            <text:p text:style-name="P117">RN-05</text:p>
          </table:table-cell>
          <table:table-cell table:style-name="TableCell118">
            <text:p text:style-name="P119"><text:span text:style-name="T120">Se requiere que los<text:s/></text:span><text:span text:style-name="T121">Depósitos</text:span><text:span text:style-name="T122"><text:s/>de una Sucursal estén compuestas por</text:span><text:span text:style-name="T123"><text:line-break/>• Numero de depósito<text:s/></text:span><text:span text:style-name="T124"><text:line-break/>• Cantidad de Sectores</text:span><text:span text:style-name="T125"><text:line-break/>•<text:s/></text:span><text:span text:style-name="T126">Sectores</text:span><text:span text:style-name="T127"><text:s/>en depósito definidas previamente</text:span><text:span text:style-name="T128"><text:line-break/>•<text:s/></text:span><text:span text:style-name="T129">Registro de Transferencias</text:span></text:p>
          </table:table-cell>
          <table:table-cell table:style-name="TableCell130">
            <text:p text:style-name="P131">Baja</text:p>
          </table:table-cell>
          <table:table-cell table:style-name="TableCell132">
            <text:p text:style-name="P133">Política del Negocio</text:p>
          </table:table-cell>
        </table:table-row>
        <table:table-row table:style-name="TableRow134">
          <table:table-cell table:style-name="TableCell135">
            <text:p text:style-name="P136">RN-06</text:p>
          </table:table-cell>
          <table:table-cell table:style-name="TableCell137">
            <text:p text:style-name="P138"><text:span text:style-name="T139">Se requiere que la<text:s/></text:span><text:span text:style-name="T140">lista de precios</text:span><text:span text:style-name="T141"><text:s/>de artículos este compuestos por Detalle de <text:s/>artículo que posean:</text:span><text:span text:style-name="T142"><text:line-break/>• Código barra (Identificador de Artículo)</text:span><text:span text:style-name="T143"><text:line-break/>•<text:s/></text:span><text:span text:style-name="T144">Descripción del articulo</text:span><text:span text:style-name="T145"><text:line-break/>• Peso del articulo</text:span><text:span text:style-name="T146"><text:line-break/>• Precio de Costo del articulo</text:span><text:span text:style-name="T147"><text:line-break/>• Precio de Venta del articulo</text:span><text:span text:style-name="T148"><text:line-break/>•<text:s/></text:span><text:span text:style-name="T149">Proveedor</text:span><text:span text:style-name="T150"><text:s/>del articulo</text:span></text:p>
          </table:table-cell>
          <table:table-cell table:style-name="TableCell151">
            <text:p text:style-name="P152">Baja</text:p>
          </table:table-cell>
          <table:table-cell table:style-name="TableCell153">
            <text:p text:style-name="P154">Política del Negocio</text:p>
          </table:table-cell>
        </table:table-row>
        <table:table-row table:style-name="TableRow155">
          <table:table-cell table:style-name="TableCell156">
            <text:p text:style-name="P157">RN-07</text:p>
          </table:table-cell>
          <table:table-cell table:style-name="TableCell158">
            <text:p text:style-name="P159"><text:span text:style-name="T160">Se requiere que la<text:s/></text:span><text:span text:style-name="T161">Dirección</text:span><text:span text:style-name="T162"><text:s/>este compuesta por</text:span><text:span text:style-name="T163"><text:line-break/>• Calle<text:s/></text:span><text:span text:style-name="T164"><text:line-break/>•<text:s/></text:span><text:span text:style-name="T165">Número</text:span><text:span text:style-name="T166"><text:s/>de calle</text:span><text:span text:style-name="T167"><text:line-break/>• Piso</text:span><text:span text:style-name="T168"><text:line-break/>• departamento</text:span><text:span text:style-name="T169"><text:line-break/>• Una<text:s/></text:span><text:span text:style-name="T170">Localidad</text:span></text:p>
          </table:table-cell>
          <table:table-cell table:style-name="TableCell171">
            <text:p text:style-name="P172">Baja</text:p>
          </table:table-cell>
          <table:table-cell table:style-name="TableCell173">
            <text:p text:style-name="P174">Política del Negocio</text:p>
          </table:table-cell>
        </table:table-row>
        <text:soft-page-break/>
        <table:table-row table:style-name="TableRow175">
          <table:table-cell table:style-name="TableCell176" table:number-columns-spanned="4">
            <text:p text:style-name="P177">E</text:p>
          </table:table-cell>
          <table:covered-table-cell/>
          <table:covered-table-cell/>
          <table:covered-table-cell/>
        </table:table-row>
        <table:table-row table:style-name="TableRow178">
          <table:table-cell table:style-name="TableCell179">
            <text:p text:style-name="P180">RN-08</text:p>
          </table:table-cell>
          <table:table-cell table:style-name="TableCell181">
            <text:p text:style-name="P182"><text:span text:style-name="T183">Se requiere que los<text:s/></text:span><text:span text:style-name="T184">Estantes</text:span><text:span text:style-name="T185"><text:s/>de una Góndola estén compuestas por<text:s/></text:span><text:span text:style-name="T186"><text:line-break/>• Numero de estante</text:span><text:span text:style-name="T187"><text:line-break/>• Cantidad de Secciones</text:span><text:span text:style-name="T188"><text:line-break/>•<text:s/></text:span><text:span text:style-name="T189">Secciones</text:span><text:span text:style-name="T190"><text:s/>en Estantes definidas previamente</text:span></text:p>
            <text:p text:style-name="P191"/>
          </table:table-cell>
          <table:table-cell table:style-name="TableCell192">
            <text:p text:style-name="P193">Baja</text:p>
          </table:table-cell>
          <table:table-cell table:style-name="TableCell194">
            <text:p text:style-name="P195">Política del Negocio</text:p>
          </table:table-cell>
        </table:table-row>
        <table:table-row table:style-name="TableRow196">
          <table:table-cell table:style-name="TableCell197" table:number-columns-spanned="4">
            <text:p text:style-name="P198">F</text:p>
          </table:table-cell>
          <table:covered-table-cell/>
          <table:covered-table-cell/>
          <table:covered-table-cell/>
        </table:table-row>
        <table:table-row table:style-name="TableRow199">
          <table:table-cell table:style-name="TableCell200">
            <text:p text:style-name="P201">RN-09</text:p>
          </table:table-cell>
          <table:table-cell table:style-name="TableCell202">
            <text:p text:style-name="P203"><text:span text:style-name="T204">Se requiere que las<text:s/></text:span><text:span text:style-name="T205">Factura</text:span><text:span text:style-name="T206"><text:s/></text:span><text:span text:style-name="T207">de Compra</text:span><text:span text:style-name="T208"><text:s/>estén compuestas además por<text:s/></text:span><text:span text:style-name="T209"><text:line-break/>• Código de Factura Compra</text:span><text:span text:style-name="T210"><text:line-break/>• Fecha de factura Compra</text:span><text:span text:style-name="T211"><text:line-break/>• una<text:s/></text:span><text:span text:style-name="T212">Compra</text:span></text:p>
            <text:p text:style-name="P213"/>
          </table:table-cell>
          <table:table-cell table:style-name="TableCell214">
            <text:p text:style-name="P215">Baja</text:p>
          </table:table-cell>
          <table:table-cell table:style-name="TableCell216">
            <text:p text:style-name="P217">Política del Negocio</text:p>
          </table:table-cell>
        </table:table-row>
        <table:table-row table:style-name="TableRow218">
          <table:table-cell table:style-name="TableCell219">
            <text:p text:style-name="P220">RN-10</text:p>
          </table:table-cell>
          <table:table-cell table:style-name="TableCell221">
            <text:p text:style-name="P222"><text:span text:style-name="T223">Se requiere que las<text:s/></text:span><text:span text:style-name="T224">Facturas</text:span><text:span text:style-name="T225"><text:s/>estén compuestas además por<text:s/></text:span><text:span text:style-name="T226"><text:line-break/>• Código de Factura</text:span><text:span text:style-name="T227"><text:line-break/>• Fecha de factura</text:span><text:span text:style-name="T228"><text:line-break/>• una<text:s/></text:span><text:span text:style-name="T229">Venta</text:span></text:p>
            <text:p text:style-name="P230"/>
          </table:table-cell>
          <table:table-cell table:style-name="TableCell231">
            <text:p text:style-name="P232">Baja</text:p>
          </table:table-cell>
          <table:table-cell table:style-name="TableCell233">
            <text:p text:style-name="P234">Política del Negocio</text:p>
          </table:table-cell>
        </table:table-row>
        <table:table-row table:style-name="TableRow235">
          <table:table-cell table:style-name="TableCell236" table:number-columns-spanned="4">
            <text:p text:style-name="P237">G</text:p>
          </table:table-cell>
          <table:covered-table-cell/>
          <table:covered-table-cell/>
          <table:covered-table-cell/>
        </table:table-row>
        <table:table-row table:style-name="TableRow238">
          <table:table-cell table:style-name="TableCell239">
            <text:p text:style-name="P240">RN-11</text:p>
          </table:table-cell>
          <table:table-cell table:style-name="TableCell241">
            <text:p text:style-name="P242"><text:span text:style-name="T243">Se requiere que las<text:s/></text:span><text:span text:style-name="T244">Góndolas</text:span><text:span text:style-name="T245"><text:s/>de una Sucursal estén compuestas por</text:span><text:span text:style-name="T246"><text:line-break/>• Numero de Góndola</text:span><text:span text:style-name="T247"><text:line-break/>• Cantidad de Estantes</text:span><text:span text:style-name="T248"><text:line-break/>•<text:s/></text:span><text:span text:style-name="T249">Estantes</text:span><text:span text:style-name="T250"><text:s/>en góndola definidas previamente</text:span></text:p>
            <text:p text:style-name="P251"/>
          </table:table-cell>
          <table:table-cell table:style-name="TableCell252">
            <text:p text:style-name="P253">Baja</text:p>
          </table:table-cell>
          <table:table-cell table:style-name="TableCell254">
            <text:p text:style-name="P255">Política del Negocio</text:p>
          </table:table-cell>
        </table:table-row>
        <table:table-row table:style-name="TableRow256">
          <table:table-cell table:style-name="TableCell257" table:number-columns-spanned="4">
            <text:p text:style-name="P258">L</text:p>
          </table:table-cell>
          <table:covered-table-cell/>
          <table:covered-table-cell/>
          <table:covered-table-cell/>
        </table:table-row>
        <table:table-row table:style-name="TableRow259">
          <table:table-cell table:style-name="TableCell260">
            <text:p text:style-name="P261">RN-12</text:p>
          </table:table-cell>
          <table:table-cell table:style-name="TableCell262">
            <text:p text:style-name="P263"><text:span text:style-name="T264">Se requiere que la<text:s/></text:span><text:span text:style-name="T265">Línea de Compras</text:span><text:span text:style-name="T266"><text:s/>estén compuestas por:</text:span><text:span text:style-name="T267"><text:line-break/>• Cantidad de Bultos</text:span><text:span text:style-name="T268"><text:line-break/>•<text:s/></text:span><text:span text:style-name="T269">Detalle de Artículos</text:span><text:span text:style-name="T270"><text:s/>(ArticuloID)</text:span><text:span text:style-name="T271"><text:line-break/>• Un<text:s/></text:span><text:span text:style-name="T272">Bulto</text:span></text:p>
            <text:p text:style-name="P273"/>
          </table:table-cell>
          <table:table-cell table:style-name="TableCell274">
            <text:p text:style-name="P275">Baja</text:p>
          </table:table-cell>
          <table:table-cell table:style-name="TableCell276">
            <text:p text:style-name="P277">Política del Negocio</text:p>
          </table:table-cell>
        </table:table-row>
        <table:table-row table:style-name="TableRow278">
          <table:table-cell table:style-name="TableCell279">
            <text:p text:style-name="P280">RN-13</text:p>
          </table:table-cell>
          <table:table-cell table:style-name="TableCell281">
            <text:p text:style-name="P282"><text:span text:style-name="T283">Se requiere que la<text:s/></text:span><text:span text:style-name="T284">Línea de Transferencia</text:span><text:span text:style-name="T285"><text:s/>estén compuestas por:</text:span><text:span text:style-name="T286"><text:line-break/>• Cantidad de Bultos</text:span><text:span text:style-name="T287"><text:line-break/>• Un<text:s/></text:span><text:span text:style-name="T288">Bulto</text:span><text:span text:style-name="T289"><text:s/></text:span></text:p>
            <text:p text:style-name="P290"/>
          </table:table-cell>
          <table:table-cell table:style-name="TableCell291">
            <text:p text:style-name="P292">Baja</text:p>
          </table:table-cell>
          <table:table-cell table:style-name="TableCell293">
            <text:p text:style-name="P294">Política del Negocio</text:p>
          </table:table-cell>
        </table:table-row>
        <table:table-row table:style-name="TableRow295">
          <table:table-cell table:style-name="TableCell296">
            <text:p text:style-name="P297">RN-14</text:p>
          </table:table-cell>
          <table:table-cell table:style-name="TableCell298">
            <text:p text:style-name="P299"><text:span text:style-name="T300">Se requiere que la<text:s/></text:span><text:span text:style-name="T301">Línea de Ventas</text:span><text:span text:style-name="T302"><text:s/>estén compuestas por:</text:span><text:span text:style-name="T303"><text:line-break/>• Cantidad de Artículos</text:span><text:span text:style-name="T304"><text:line-break/>•<text:s/></text:span><text:span text:style-name="T305">Detalle de Artículos</text:span><text:span text:style-name="T306"><text:s/>(ArticuloID)</text:span></text:p>
            <text:p text:style-name="P307"/>
          </table:table-cell>
          <table:table-cell table:style-name="TableCell308">
            <text:p text:style-name="P309">Baja</text:p>
          </table:table-cell>
          <table:table-cell table:style-name="TableCell310">
            <text:p text:style-name="P311">Política del Negocio</text:p>
          </table:table-cell>
        </table:table-row>
        <table:table-row table:style-name="TableRow312">
          <table:table-cell table:style-name="TableCell313">
            <text:p text:style-name="P314">RN-15</text:p>
          </table:table-cell>
          <table:table-cell table:style-name="TableCell315">
            <text:p text:style-name="P316"><text:span text:style-name="T317">Se requiere que la<text:s/></text:span><text:span text:style-name="T318">Localidad</text:span><text:span text:style-name="T319"><text:s/>este compuesta por</text:span><text:span text:style-name="T320"><text:line-break/>• Nombre de localidad</text:span><text:span text:style-name="T321"><text:line-break/>• Código postal</text:span><text:span text:style-name="T322"><text:line-break/>• Prefijo de teléfono</text:span><text:span text:style-name="T323"><text:line-break/>• Una<text:s/></text:span><text:span text:style-name="T324">Provincia</text:span></text:p>
            <text:p text:style-name="P325"/>
          </table:table-cell>
          <table:table-cell table:style-name="TableCell326">
            <text:p text:style-name="P327">Baja</text:p>
          </table:table-cell>
          <table:table-cell table:style-name="TableCell328">
            <text:p text:style-name="P329">Política del Negocio</text:p>
          </table:table-cell>
        </table:table-row>
        <table:table-row table:style-name="TableRow330">
          <table:table-cell table:style-name="TableCell331" table:number-columns-spanned="4">
            <text:p text:style-name="P332">M</text:p>
          </table:table-cell>
          <table:covered-table-cell/>
          <table:covered-table-cell/>
          <table:covered-table-cell/>
        </table:table-row>
        <table:table-row table:style-name="TableRow333">
          <table:table-cell table:style-name="TableCell334">
            <text:p text:style-name="P335">RN-16</text:p>
          </table:table-cell>
          <table:table-cell table:style-name="TableCell336">
            <text:p text:style-name="P337"><text:span text:style-name="T338">Se requiere que el<text:s/></text:span><text:span text:style-name="T339">Mercadito</text:span><text:span text:style-name="T340"><text:s/>este compuesto por</text:span><text:span text:style-name="T341"><text:line-break/>• Muchas<text:s/></text:span><text:span text:style-name="T342">Sucursales</text:span><text:span text:style-name="T343"><text:line-break/>• Una<text:s/></text:span><text:span text:style-name="T344">Dirección</text:span></text:p>
            <text:p text:style-name="P345"/>
          </table:table-cell>
          <table:table-cell table:style-name="TableCell346">
            <text:p text:style-name="P347">Baja</text:p>
          </table:table-cell>
          <table:table-cell table:style-name="TableCell348">
            <text:p text:style-name="P349">Política del Negocio</text:p>
          </table:table-cell>
        </table:table-row>
        <table:table-row table:style-name="TableRow350">
          <table:table-cell table:style-name="TableCell351" table:number-columns-spanned="4">
            <text:p text:style-name="P352">O</text:p>
          </table:table-cell>
          <table:covered-table-cell/>
          <table:covered-table-cell/>
          <table:covered-table-cell/>
        </table:table-row>
        <table:table-row table:style-name="TableRow353">
          <table:table-cell table:style-name="TableCell354">
            <text:p text:style-name="P355">RN-17</text:p>
          </table:table-cell>
          <table:table-cell table:style-name="TableCell356">
            <text:p text:style-name="P357"><text:span text:style-name="T358">Se requiere que las<text:s/></text:span><text:span text:style-name="T359">Orden de Compra</text:span><text:span text:style-name="T360"><text:s/>estén compuestas además por<text:s/></text:span><text:span text:style-name="T361"><text:line-break/>• Código de Orden de Compra<text:s/></text:span><text:span text:style-name="T362"><text:line-break/>• Fecha de Orden de Compra</text:span><text:span text:style-name="T363"><text:line-break/>• una<text:s/></text:span><text:span text:style-name="T364">Compra</text:span></text:p>
          </table:table-cell>
          <table:table-cell table:style-name="TableCell365">
            <text:p text:style-name="P366">Baja</text:p>
          </table:table-cell>
          <table:table-cell table:style-name="TableCell367">
            <text:p text:style-name="P368">Política del Negocio</text:p>
          </table:table-cell>
        </table:table-row>
        <text:soft-page-break/>
        <table:table-row table:style-name="TableRow369">
          <table:table-cell table:style-name="TableCell370" table:number-columns-spanned="4">
            <text:p text:style-name="P371">P</text:p>
          </table:table-cell>
          <table:covered-table-cell/>
          <table:covered-table-cell/>
          <table:covered-table-cell/>
        </table:table-row>
        <table:table-row table:style-name="TableRow372">
          <table:table-cell table:style-name="TableCell373">
            <text:p text:style-name="P374">RN-18</text:p>
          </table:table-cell>
          <table:table-cell table:style-name="TableCell375">
            <text:p text:style-name="P376"><text:span text:style-name="T377">Se requiere que el<text:s/></text:span><text:span text:style-name="T378">Pago</text:span><text:span text:style-name="T379"><text:s/>esté compuesto por cantidad de<text:s/></text:span><text:span text:style-name="T380">Dinero</text:span></text:p>
          </table:table-cell>
          <table:table-cell table:style-name="TableCell381">
            <text:p text:style-name="P382">Baja</text:p>
          </table:table-cell>
          <table:table-cell table:style-name="TableCell383">
            <text:p text:style-name="P384">Política del Negocio</text:p>
          </table:table-cell>
        </table:table-row>
        <table:table-row table:style-name="TableRow385">
          <table:table-cell table:style-name="TableCell386">
            <text:p text:style-name="P387">RN-19</text:p>
          </table:table-cell>
          <table:table-cell table:style-name="TableCell388">
            <text:p text:style-name="P389"><text:span text:style-name="T390">Se requiere conocer la información de las<text:s/></text:span><text:span text:style-name="T391">Personas</text:span><text:span text:style-name="T392"><text:s/>y que posean</text:span><text:span text:style-name="T393"><text:line-break/>•<text:s/></text:span><text:span text:style-name="T394">Identificador de persona</text:span><text:span text:style-name="T395"><text:line-break/>• Nombre</text:span><text:span text:style-name="T396"><text:line-break/>• Apellido</text:span><text:span text:style-name="T397"><text:line-break/>• DNI</text:span><text:span text:style-name="T398"><text:line-break/>• Edad</text:span><text:span text:style-name="T399"><text:line-break/>• Una<text:s/></text:span><text:span text:style-name="T400">Dirección</text:span><text:span text:style-name="T401"><text:line-break/>• Una<text:s/></text:span><text:span text:style-name="T402">Situación Tributaria</text:span></text:p>
            <text:p text:style-name="P403"/>
          </table:table-cell>
          <table:table-cell table:style-name="TableCell404">
            <text:p text:style-name="P405">Baja</text:p>
          </table:table-cell>
          <table:table-cell table:style-name="TableCell406">
            <text:p text:style-name="P407">Política del Negocio</text:p>
          </table:table-cell>
        </table:table-row>
        <table:table-row table:style-name="TableRow408">
          <table:table-cell table:style-name="TableCell409">
            <text:p text:style-name="P410">RN-20</text:p>
          </table:table-cell>
          <table:table-cell table:style-name="TableCell411">
            <text:p text:style-name="P412"><text:span text:style-name="T413">Se requiere que las<text:s/></text:span><text:span text:style-name="T414">Personas</text:span><text:span text:style-name="T415"><text:s/>que tienen relación con la sucursal estén discriminadas en:<text:s/></text:span></text:p>
            <text:p text:style-name="P416"><text:span text:style-name="T417"><text:line-break/>•<text:s/></text:span><text:span text:style-name="T418">Proveedor</text:span><text:span text:style-name="T419"><text:s/></text:span><text:span text:style-name="T420"><text:line-break/>•<text:s/></text:span><text:span text:style-name="T421">Cliente Minorista</text:span><text:span text:style-name="T422"><text:line-break/>•<text:s/></text:span><text:span text:style-name="T423">Cliente Mayorista<text:s/></text:span><text:span text:style-name="T424"><text:line-break/>• Cajero</text:span><text:span text:style-name="T425"><text:line-break/></text:span><text:span text:style-name="T426">•<text:s/></text:span><text:span text:style-name="T427">Repositor</text:span><text:span text:style-name="T428"><text:line-break/>• Encargado</text:span><text:span text:style-name="T429"><text:s/></text:span></text:p>
            <text:p text:style-name="P430"/>
          </table:table-cell>
          <table:table-cell table:style-name="TableCell431">
            <text:p text:style-name="P432">Baja</text:p>
          </table:table-cell>
          <table:table-cell table:style-name="TableCell433">
            <text:p text:style-name="P434">Política del Negocio</text:p>
          </table:table-cell>
        </table:table-row>
        <table:table-row table:style-name="TableRow435">
          <table:table-cell table:style-name="TableCell436">
            <text:p text:style-name="P437">RN-21</text:p>
          </table:table-cell>
          <table:table-cell table:style-name="TableCell438">
            <text:p text:style-name="P439"><text:span text:style-name="T440">Se requiere que la<text:s/></text:span><text:span text:style-name="T441">política de precio Mayorista</text:span><text:span text:style-name="T442"><text:s/>realice un descuento porcentual prefijado en base al cliente mayorista de una venta mayorista<text:s/></text:span></text:p>
            <text:p text:style-name="P443"/>
          </table:table-cell>
          <table:table-cell table:style-name="TableCell444">
            <text:p text:style-name="P445">Baja</text:p>
          </table:table-cell>
          <table:table-cell table:style-name="TableCell446">
            <text:p text:style-name="P447">Política del Negocio</text:p>
          </table:table-cell>
        </table:table-row>
        <table:table-row table:style-name="TableRow448">
          <table:table-cell table:style-name="TableCell449">
            <text:p text:style-name="P450">RN-22</text:p>
          </table:table-cell>
          <table:table-cell table:style-name="TableCell451">
            <text:p text:style-name="P452"><text:span text:style-name="T453">Se requiere que la<text:s/></text:span><text:span text:style-name="T454">política de precio Minorista</text:span><text:span text:style-name="T455"><text:s/>realice un descuento prefijado por cada artículo de una venta minorista</text:span></text:p>
            <text:p text:style-name="P456"/>
          </table:table-cell>
          <table:table-cell table:style-name="TableCell457">
            <text:p text:style-name="P458">Baja</text:p>
          </table:table-cell>
          <table:table-cell table:style-name="TableCell459">
            <text:p text:style-name="P460">Política del Negocio</text:p>
          </table:table-cell>
        </table:table-row>
        <table:table-row table:style-name="TableRow461">
          <table:table-cell table:style-name="TableCell462">
            <text:p text:style-name="P463">RN-23</text:p>
          </table:table-cell>
          <table:table-cell table:style-name="TableCell464">
            <text:p text:style-name="P465"><text:span text:style-name="T466">Se requiere que el<text:s/></text:span><text:span text:style-name="T467">Proveedor</text:span><text:span text:style-name="T468"><text:s/>deba poseer además de lo que contiene una persona</text:span><text:span text:style-name="T469"><text:line-break/>• Razón Social</text:span><text:span text:style-name="T470"><text:line-break/>• CUIT</text:span></text:p>
            <text:p text:style-name="P471"/>
          </table:table-cell>
          <table:table-cell table:style-name="TableCell472">
            <text:p text:style-name="P473">Baja</text:p>
          </table:table-cell>
          <table:table-cell table:style-name="TableCell474">
            <text:p text:style-name="P475">Política del Negocio</text:p>
          </table:table-cell>
        </table:table-row>
        <table:table-row table:style-name="TableRow476">
          <table:table-cell table:style-name="TableCell477">
            <text:p text:style-name="P478">RN-24</text:p>
          </table:table-cell>
          <table:table-cell table:style-name="TableCell479">
            <text:p text:style-name="P480"><text:span text:style-name="T481">Se requiere que la<text:s/></text:span><text:span text:style-name="T482">Provincia</text:span><text:span text:style-name="T483"><text:s/>este compuesto por</text:span><text:span text:style-name="T484"><text:line-break/>• Nombre de provincia</text:span><text:span text:style-name="T485"><text:line-break/>• Cantidad de Localidades</text:span><text:span text:style-name="T486"><text:line-break/>•<text:s/></text:span><text:span text:style-name="T487">Lista de Localidades</text:span><text:span text:style-name="T488"><text:line-break/>• Una<text:s/></text:span><text:span text:style-name="T489">Zona</text:span></text:p>
            <text:p text:style-name="P490"/>
          </table:table-cell>
          <table:table-cell table:style-name="TableCell491">
            <text:p text:style-name="P492">Baja</text:p>
          </table:table-cell>
          <table:table-cell table:style-name="TableCell493">
            <text:p text:style-name="P494">Política del Negocio</text:p>
          </table:table-cell>
        </table:table-row>
        <table:table-row table:style-name="TableRow495">
          <table:table-cell table:style-name="TableCell496" table:number-columns-spanned="4">
            <text:p text:style-name="P497">R</text:p>
          </table:table-cell>
          <table:covered-table-cell/>
          <table:covered-table-cell/>
          <table:covered-table-cell/>
        </table:table-row>
        <table:table-row table:style-name="TableRow498">
          <table:table-cell table:style-name="TableCell499">
            <text:p text:style-name="P500">RN-25</text:p>
          </table:table-cell>
          <table:table-cell table:style-name="TableCell501">
            <text:p text:style-name="P502"><text:span text:style-name="T503">Se requiere que el<text:s/></text:span><text:span text:style-name="T504">Registro de Compra</text:span><text:span text:style-name="T505"><text:s/>realice<text:s/></text:span><text:span text:style-name="T506"><text:line-break/>• La actualización de Bultos en Sector</text:span><text:span text:style-name="T507"><text:line-break/>• La búsqueda en lista de precio</text:span><text:span text:style-name="T508"><text:line-break/>• La búsqueda en la lista de personas</text:span></text:p>
          </table:table-cell>
          <table:table-cell table:style-name="TableCell509">
            <text:p text:style-name="P510">Baja</text:p>
          </table:table-cell>
          <table:table-cell table:style-name="TableCell511">
            <text:p text:style-name="P512">Política del Negocio</text:p>
          </table:table-cell>
        </table:table-row>
        <table:table-row table:style-name="TableRow513">
          <table:table-cell table:style-name="TableCell514">
            <text:p text:style-name="P515">RN-26</text:p>
          </table:table-cell>
          <table:table-cell table:style-name="TableCell516">
            <text:p text:style-name="P517"><text:span text:style-name="T518">Se requiere que las<text:s/></text:span><text:span text:style-name="T519">Registro de Compras</text:span><text:span text:style-name="T520"><text:s/>estén compuestas por<text:s/></text:span><text:span text:style-name="T521"><text:line-break/>•<text:s/></text:span><text:span text:style-name="T522">Compras</text:span><text:span text:style-name="T523"><text:s/>capturadas</text:span><text:span text:style-name="T524"><text:line-break/>• Perteneciente a un<text:s/></text:span><text:span text:style-name="T525">Deposito</text:span><text:span text:style-name="T526"><text:line-break/>• Iniciado por un<text:s/></text:span><text:span text:style-name="T527">Encargado</text:span></text:p>
          </table:table-cell>
          <table:table-cell table:style-name="TableCell528">
            <text:p text:style-name="P529">Baja</text:p>
          </table:table-cell>
          <table:table-cell table:style-name="TableCell530">
            <text:p text:style-name="P531">Política del Negocio</text:p>
          </table:table-cell>
        </table:table-row>
        <table:table-row table:style-name="TableRow532">
          <table:table-cell table:style-name="TableCell533">
            <text:p text:style-name="P534">RN-27</text:p>
          </table:table-cell>
          <table:table-cell table:style-name="TableCell535">
            <text:p text:style-name="P536"><text:span text:style-name="T537">Se requiere que el<text:s/></text:span><text:span text:style-name="T538">Registro de Transferencia</text:span><text:span text:style-name="T539"><text:s/>estén compuestos por<text:s/></text:span><text:span text:style-name="T540"><text:line-break/>• Muchas<text:s/></text:span><text:span text:style-name="T541">Transferencias</text:span><text:span text:style-name="T542"><text:s/>capturadas</text:span><text:span text:style-name="T543"><text:line-break/>• Perteneciente a un<text:s/></text:span><text:span text:style-name="T544">Deposito</text:span><text:span text:style-name="T545"><text:line-break/>• Iniciado por un<text:s/></text:span><text:span text:style-name="T546">Encargado</text:span></text:p>
          </table:table-cell>
          <table:table-cell table:style-name="TableCell547">
            <text:p text:style-name="P548">Baja</text:p>
          </table:table-cell>
          <table:table-cell table:style-name="TableCell549">
            <text:p text:style-name="P550">Política del Negocio</text:p>
          </table:table-cell>
        </table:table-row>
        <text:soft-page-break/>
        <table:table-row table:style-name="TableRow551">
          <table:table-cell table:style-name="TableCell552">
            <text:p text:style-name="P553">RN-28</text:p>
          </table:table-cell>
          <table:table-cell table:style-name="TableCell554">
            <text:p text:style-name="P555"><text:span text:style-name="T556">Se requiere que las<text:s/></text:span><text:span text:style-name="T557">Registro de Ventas</text:span><text:span text:style-name="T558"><text:s/>estén compuestas por<text:s/></text:span><text:span text:style-name="T559"><text:line-break/>•<text:s/></text:span><text:span text:style-name="T560">Ventas</text:span><text:span text:style-name="T561"><text:s/>capturada</text:span><text:span text:style-name="T562"><text:line-break/>• Iniciado por un<text:s/></text:span><text:span text:style-name="T563">Cajero</text:span></text:p>
          </table:table-cell>
          <table:table-cell table:style-name="TableCell564">
            <text:p text:style-name="P565">Baja</text:p>
          </table:table-cell>
          <table:table-cell table:style-name="TableCell566">
            <text:p text:style-name="P567">Política del Negocio</text:p>
          </table:table-cell>
        </table:table-row>
        <table:table-row table:style-name="TableRow568">
          <table:table-cell table:style-name="TableCell569">
            <text:p text:style-name="P570">RN-29</text:p>
          </table:table-cell>
          <table:table-cell table:style-name="TableCell571">
            <text:p text:style-name="P572"><text:span text:style-name="T573">Se requiere que el<text:s/></text:span><text:span text:style-name="T574">Registro de Ventas</text:span><text:span text:style-name="T575"><text:s/>realice<text:s/></text:span><text:span text:style-name="T576"><text:line-break/>• La actualización de artículos en Góndola</text:span><text:span text:style-name="T577"><text:line-break/>• La búsqueda en lista de precio</text:span><text:span text:style-name="T578"><text:line-break/>• La búsqueda en la lista de personas</text:span></text:p>
          </table:table-cell>
          <table:table-cell table:style-name="TableCell579">
            <text:p text:style-name="P580">Baja</text:p>
          </table:table-cell>
          <table:table-cell table:style-name="TableCell581">
            <text:p text:style-name="P582">Política del Negocio</text:p>
          </table:table-cell>
        </table:table-row>
        <table:table-row table:style-name="TableRow583">
          <table:table-cell table:style-name="TableCell584">
            <text:p text:style-name="P585">RN-30</text:p>
          </table:table-cell>
          <table:table-cell table:style-name="TableCell586">
            <text:p text:style-name="P587"><text:span text:style-name="T588">Se requiere que las<text:s/></text:span><text:span text:style-name="T589">Remito</text:span><text:span text:style-name="T590"><text:s/>estén compuestas además por<text:s/></text:span><text:span text:style-name="T591"><text:line-break/>• Código de Remito<text:s/></text:span><text:span text:style-name="T592"><text:line-break/>• Fecha de Remito<text:s/></text:span><text:span text:style-name="T593"><text:line-break/>• una<text:s/></text:span><text:span text:style-name="T594">Compra</text:span></text:p>
          </table:table-cell>
          <table:table-cell table:style-name="TableCell595">
            <text:p text:style-name="P596">Baja</text:p>
          </table:table-cell>
          <table:table-cell table:style-name="TableCell597">
            <text:p text:style-name="P598">Política del Negocio</text:p>
          </table:table-cell>
        </table:table-row>
        <table:table-row table:style-name="TableRow599">
          <table:table-cell table:style-name="TableCell600" table:number-columns-spanned="4">
            <text:p text:style-name="P601">S</text:p>
          </table:table-cell>
          <table:covered-table-cell/>
          <table:covered-table-cell/>
          <table:covered-table-cell/>
        </table:table-row>
        <table:table-row table:style-name="TableRow602">
          <table:table-cell table:style-name="TableCell603">
            <text:p text:style-name="P604">RN-31</text:p>
          </table:table-cell>
          <table:table-cell table:style-name="TableCell605">
            <text:p text:style-name="P606"><text:span text:style-name="T607">Se requiere que las<text:s/></text:span><text:span text:style-name="T608">Secciones</text:span><text:span text:style-name="T609"><text:s/>de un Estante estén compuestas por</text:span><text:span text:style-name="T610"><text:line-break/>• Numero de sección<text:s/></text:span><text:span text:style-name="T611"><text:line-break/>• Nombre de Sección, definido por el<text:s/></text:span><text:span text:style-name="T612">Detalle del Articulo</text:span><text:span text:style-name="T613"><text:line-break/>•<text:s/></text:span><text:span text:style-name="T614">Proveedor</text:span><text:span text:style-name="T615"><text:s/>a la que pertenece la sección</text:span><text:span text:style-name="T616"><text:line-break/>• Cantidad de Artículos Máximos (Capacidad máxima)</text:span><text:span text:style-name="T617"><text:line-break/>• Cantidad de Artículos Mínimos (Stock de reposición)</text:span><text:span text:style-name="T618"><text:line-break/>• Cantidad de Artículos Actuales (Stock real)</text:span><text:span text:style-name="T619"><text:line-break/>•<text:s/></text:span><text:span text:style-name="T620">Artículos almacenados</text:span></text:p>
          </table:table-cell>
          <table:table-cell table:style-name="TableCell621">
            <text:p text:style-name="P622">Baja</text:p>
          </table:table-cell>
          <table:table-cell table:style-name="TableCell623">
            <text:p text:style-name="P624">Política del Negocio</text:p>
          </table:table-cell>
        </table:table-row>
        <table:table-row table:style-name="TableRow625">
          <table:table-cell table:style-name="TableCell626">
            <text:p text:style-name="P627">RN-32</text:p>
          </table:table-cell>
          <table:table-cell table:style-name="TableCell628">
            <text:p text:style-name="P629"><text:span text:style-name="T630">Se requiere que los<text:s/></text:span><text:span text:style-name="T631">Sectores</text:span><text:span text:style-name="T632"><text:s/>de un Deposito estén compuestos por</text:span><text:span text:style-name="T633"><text:line-break/>• Numero de sector<text:s/></text:span><text:span text:style-name="T634"><text:line-break/>• Nombre de Sector, definido por el<text:s/></text:span><text:span text:style-name="T635">Detalle del Articulo</text:span><text:span text:style-name="T636"><text:s text:c="2"/></text:span><text:span text:style-name="T637"><text:line-break/>•<text:s/></text:span><text:span text:style-name="T638">Proveedor</text:span><text:span text:style-name="T639"><text:s/>a la que pertenece el sector</text:span><text:span text:style-name="T640"><text:line-break/>• Cantidad de Bultos Máximos (Capacidad máxima)</text:span><text:span text:style-name="T641"><text:line-break/>• Cantidad de Bultos Mínimos (Stock de reposición)</text:span><text:span text:style-name="T642"><text:line-break/>• Cantidad de Bultos Actuales (Stock real)<text:s/></text:span><text:span text:style-name="T643"><text:line-break/>•<text:s/></text:span><text:span text:style-name="T644">Bultos</text:span><text:span text:style-name="T645"><text:s/></text:span><text:span text:style-name="T646">almacenados</text:span></text:p>
          </table:table-cell>
          <table:table-cell table:style-name="TableCell647">
            <text:p text:style-name="P648">Baja</text:p>
          </table:table-cell>
          <table:table-cell table:style-name="TableCell649">
            <text:p text:style-name="P650">Política del Negocio</text:p>
          </table:table-cell>
        </table:table-row>
        <table:table-row table:style-name="TableRow651">
          <table:table-cell table:style-name="TableCell652">
            <text:p text:style-name="P653">RN-33</text:p>
          </table:table-cell>
          <table:table-cell table:style-name="TableCell654">
            <text:p text:style-name="P655"><text:span text:style-name="T656">Se requiere que una<text:s/></text:span><text:span text:style-name="T657">sucursal</text:span><text:span text:style-name="T658"><text:s/>este compuesta por</text:span><text:span text:style-name="T659"><text:line-break/>•<text:s/></text:span><text:span text:style-name="T660">Lista de precios de artículos</text:span><text:span text:style-name="T661"><text:line-break/>•<text:s/></text:span><text:span text:style-name="T662">Góndolas</text:span><text:span text:style-name="T663"><text:s/>definidas previamente</text:span><text:span text:style-name="T664"><text:line-break/>•<text:s/></text:span><text:span text:style-name="T665">Cajas</text:span><text:span text:style-name="T666"><text:s/>definidas previamente</text:span><text:span text:style-name="T667"><text:line-break/>•<text:s/></text:span><text:span text:style-name="T668">Deposito</text:span><text:span text:style-name="T669"><text:s/>definido previamente</text:span><text:span text:style-name="T670"><text:line-break/>•<text:s/></text:span><text:span text:style-name="T671">Lista de Personas</text:span><text:span text:style-name="T672"><text:line-break/>o<text:s/></text:span><text:span text:style-name="T673">Lista de Cajeros</text:span><text:span text:style-name="T674"><text:line-break/>o<text:s/></text:span><text:span text:style-name="T675">Lista de Encargados</text:span><text:span text:style-name="T676"><text:line-break/>o<text:s/></text:span><text:span text:style-name="T677">Lista de Clientes Minoristas</text:span><text:span text:style-name="T678"><text:line-break/>o<text:s/></text:span><text:span text:style-name="T679">Lista de Clientes Mayoristas</text:span><text:span text:style-name="T680"><text:line-break/>o<text:s/></text:span><text:span text:style-name="T681">Lista de Proveedores</text:span></text:p>
          </table:table-cell>
          <table:table-cell table:style-name="TableCell682">
            <text:p text:style-name="P683">Baja</text:p>
          </table:table-cell>
          <table:table-cell table:style-name="TableCell684">
            <text:p text:style-name="P685">Política del Negocio</text:p>
          </table:table-cell>
        </table:table-row>
        <table:table-row table:style-name="TableRow686">
          <table:table-cell table:style-name="TableCell687" table:number-columns-spanned="4">
            <text:p text:style-name="P688">T</text:p>
          </table:table-cell>
          <table:covered-table-cell/>
          <table:covered-table-cell/>
          <table:covered-table-cell/>
        </table:table-row>
        <table:table-row table:style-name="TableRow689">
          <table:table-cell table:style-name="TableCell690">
            <text:p text:style-name="P691">RN-34</text:p>
          </table:table-cell>
          <table:table-cell table:style-name="TableCell692">
            <text:p text:style-name="P693"><text:span text:style-name="T694">Se requiere que las<text:s/></text:span><text:span text:style-name="T695">Ticket</text:span><text:span text:style-name="T696"><text:s/>estén compuestas además por<text:s/></text:span><text:span text:style-name="T697"><text:line-break/>• Numero de Ticket</text:span><text:span text:style-name="T698"><text:line-break/>• Fecha de Ticket</text:span><text:span text:style-name="T699"><text:line-break/>• una<text:s/></text:span><text:span text:style-name="T700">Venta</text:span><text:span text:style-name="T701"><text:s/></text:span></text:p>
          </table:table-cell>
          <table:table-cell table:style-name="TableCell702">
            <text:p text:style-name="P703">Baja</text:p>
          </table:table-cell>
          <table:table-cell table:style-name="TableCell704">
            <text:p text:style-name="P705">Política del Negocio</text:p>
          </table:table-cell>
        </table:table-row>
        <table:table-row table:style-name="TableRow706">
          <table:table-cell table:style-name="TableCell707">
            <text:p text:style-name="P708">RN-35</text:p>
          </table:table-cell>
          <table:table-cell table:style-name="TableCell709">
            <text:p text:style-name="P710"><text:span text:style-name="T711">Se requiere que la<text:s/></text:span><text:span text:style-name="T712">Transferencia</text:span><text:span text:style-name="T713"><text:s/></text:span><text:span text:style-name="T714">de depósito a depósito</text:span><text:span text:style-name="T715"><text:s/>esté compuesta por<text:s/></text:span><text:span text:style-name="T716"><text:line-break/>• Una<text:s/></text:span><text:span text:style-name="T717">Depósito</text:span><text:span text:style-name="T718"><text:s/>de destino</text:span><text:span text:style-name="T719"><text:line-break/>• Un<text:s/></text:span><text:span text:style-name="T720">Sector</text:span><text:span text:style-name="T721"><text:s/>de destino</text:span></text:p>
          </table:table-cell>
          <table:table-cell table:style-name="TableCell722">
            <text:p text:style-name="P723">Baja</text:p>
          </table:table-cell>
          <table:table-cell table:style-name="TableCell724">
            <text:p text:style-name="P725">Política del Negocio</text:p>
          </table:table-cell>
        </table:table-row>
        <table:table-row table:style-name="TableRow726">
          <table:table-cell table:style-name="TableCell727">
            <text:p text:style-name="P728">RN-36</text:p>
          </table:table-cell>
          <table:table-cell table:style-name="TableCell729">
            <text:p text:style-name="P730"><text:span text:style-name="T731">Se requiere que la<text:s/></text:span><text:span text:style-name="T732">Transferencia</text:span><text:span text:style-name="T733"><text:s/></text:span><text:span text:style-name="T734">de depósito a Góndola</text:span><text:span text:style-name="T735"><text:s/>esté compuesta por<text:s/></text:span><text:span text:style-name="T736"><text:line-break/>• Una<text:s/></text:span><text:span text:style-name="T737">Góndola</text:span><text:span text:style-name="T738"><text:s/>de destino</text:span><text:span text:style-name="T739"><text:line-break/>• Un<text:s/></text:span><text:span text:style-name="T740">Estante</text:span><text:span text:style-name="T741"><text:s/>de destino</text:span><text:span text:style-name="T742"><text:line-break/>• Una<text:s/></text:span><text:span text:style-name="T743">Sección</text:span><text:span text:style-name="T744"><text:s/>de destino</text:span></text:p>
          </table:table-cell>
          <table:table-cell table:style-name="TableCell745">
            <text:p text:style-name="P746">Baja</text:p>
          </table:table-cell>
          <table:table-cell table:style-name="TableCell747">
            <text:p text:style-name="P748">Política del Negocio</text:p>
          </table:table-cell>
        </table:table-row>
        <text:soft-page-break/>
        <table:table-row table:style-name="TableRow749">
          <table:table-cell table:style-name="TableCell750">
            <text:p text:style-name="P751">RN-37</text:p>
          </table:table-cell>
          <table:table-cell table:style-name="TableCell752">
            <text:p text:style-name="P753"><text:span text:style-name="T754">Se requiere que las<text:s/></text:span><text:span text:style-name="T755">Transferencias</text:span><text:span text:style-name="T756"><text:s/>estén compuestas por</text:span><text:span text:style-name="T757"><text:line-break/>•<text:s/></text:span><text:span text:style-name="T758">Depósito</text:span><text:span text:style-name="T759"><text:s/>de Origen</text:span><text:span text:style-name="T760"><text:line-break/>•<text:s/></text:span><text:span text:style-name="T761">Sector</text:span><text:span text:style-name="T762"><text:s/>de Origen</text:span><text:span text:style-name="T763"><text:line-break/>• Fecha</text:span><text:span text:style-name="T764"><text:line-break/>• Hora</text:span><text:span text:style-name="T765"><text:line-break/>• Si es completa o no</text:span><text:span text:style-name="T766"><text:line-break/>• Un<text:s/></text:span><text:span text:style-name="T767">Encargado</text:span><text:span text:style-name="T768"><text:s/>remitente y que la inicia</text:span><text:span text:style-name="T769"><text:line-break/>• Un<text:s/></text:span><text:span text:style-name="T770">Repositor</text:span><text:span text:style-name="T771"><text:s/>destinatario</text:span><text:span text:style-name="T772"><text:line-break/>•<text:s/></text:span><text:span text:style-name="T773">Muchas líneas de transferencia</text:span></text:p>
          </table:table-cell>
          <table:table-cell table:style-name="TableCell774">
            <text:p text:style-name="P775">Baja</text:p>
          </table:table-cell>
          <table:table-cell table:style-name="TableCell776">
            <text:p text:style-name="P777">Política del Negocio</text:p>
          </table:table-cell>
        </table:table-row>
        <table:table-row table:style-name="TableRow778">
          <table:table-cell table:style-name="TableCell779">
            <text:p text:style-name="P780">RN-38</text:p>
          </table:table-cell>
          <table:table-cell table:style-name="TableCell781">
            <text:p text:style-name="P782"><text:span text:style-name="T783">Se requiere que las<text:s/></text:span><text:span text:style-name="T784">Transferencias</text:span><text:span text:style-name="T785"><text:s/>estén discriminadas por</text:span><text:span text:style-name="T786"><text:line-break/>•<text:s/></text:span><text:span text:style-name="T787">Transferencia de depósito a Góndola</text:span><text:span text:style-name="T788"><text:line-break/>• Transferencias entre Depósitos</text:span></text:p>
          </table:table-cell>
          <table:table-cell table:style-name="TableCell789">
            <text:p text:style-name="P790">Baja</text:p>
          </table:table-cell>
          <table:table-cell table:style-name="TableCell791">
            <text:p text:style-name="P792">Política del Negocio</text:p>
          </table:table-cell>
        </table:table-row>
        <table:table-row table:style-name="TableRow793">
          <table:table-cell table:style-name="TableCell794" table:number-columns-spanned="4">
            <text:p text:style-name="P795">V</text:p>
          </table:table-cell>
          <table:covered-table-cell/>
          <table:covered-table-cell/>
          <table:covered-table-cell/>
        </table:table-row>
        <table:table-row table:style-name="TableRow796">
          <table:table-cell table:style-name="TableCell797">
            <text:p text:style-name="P798">RN-39</text:p>
          </table:table-cell>
          <table:table-cell table:style-name="TableCell799">
            <text:p text:style-name="P800"><text:span text:style-name="T801">Se requiere que las<text:s/></text:span><text:span text:style-name="T802">Ventas</text:span><text:span text:style-name="T803"><text:s/>estén discriminadas por</text:span><text:span text:style-name="T804"><text:line-break/>•<text:s/></text:span><text:span text:style-name="T805">Ventas Minoristas</text:span><text:span text:style-name="T806"><text:line-break/>• Ventas Mayoristas</text:span></text:p>
          </table:table-cell>
          <table:table-cell table:style-name="TableCell807">
            <text:p text:style-name="P808">Baja</text:p>
          </table:table-cell>
          <table:table-cell table:style-name="TableCell809">
            <text:p text:style-name="P810">Política del Negocio</text:p>
          </table:table-cell>
        </table:table-row>
        <table:table-row table:style-name="TableRow811">
          <table:table-cell table:style-name="TableCell812">
            <text:p text:style-name="P813">RN-40</text:p>
          </table:table-cell>
          <table:table-cell table:style-name="TableCell814">
            <text:p text:style-name="P815"><text:span text:style-name="T816">Se requiere que las<text:s/></text:span><text:span text:style-name="T817">Ventas</text:span><text:span text:style-name="T818"><text:s/>estén compuestas por</text:span><text:span text:style-name="T819"><text:line-break/>•<text:s/></text:span><text:span text:style-name="T820">Política de precios</text:span><text:span text:style-name="T821"><text:line-break/>•<text:s/></text:span><text:span text:style-name="T822">Pago</text:span><text:span text:style-name="T823"><text:line-break/>•<text:s/></text:span><text:span text:style-name="T824">Cajero</text:span><text:span text:style-name="T825"><text:s/>que la inicia</text:span><text:span text:style-name="T826"><text:line-break/>•<text:s/></text:span><text:span text:style-name="T827">Líneas de venta</text:span></text:p>
          </table:table-cell>
          <table:table-cell table:style-name="TableCell828">
            <text:p text:style-name="P829">Baja</text:p>
          </table:table-cell>
          <table:table-cell table:style-name="TableCell830">
            <text:p text:style-name="P831">Política del Negocio</text:p>
          </table:table-cell>
        </table:table-row>
        <table:table-row table:style-name="TableRow832">
          <table:table-cell table:style-name="TableCell833">
            <text:p text:style-name="P834">RN-41</text:p>
          </table:table-cell>
          <table:table-cell table:style-name="TableCell835">
            <text:p text:style-name="P836"><text:span text:style-name="T837">Se requiere que las<text:s/></text:span><text:span text:style-name="T838">Ventas Mayorista</text:span><text:span text:style-name="T839"><text:s/>estén compuestas además por<text:s/></text:span><text:span text:style-name="T840"><text:line-break/>•<text:s/></text:span><text:span text:style-name="T841">Cliente Mayorista</text:span><text:span text:style-name="T842"><text:s/>que la inicia</text:span><text:span text:style-name="T843"><text:line-break/>• una<text:s/></text:span><text:span text:style-name="T844">política de precio Mayorista</text:span><text:span text:style-name="T845"><text:line-break/>• una cantidad mínima de artículos</text:span><text:span text:style-name="T846"><text:line-break/>• Una<text:s/></text:span><text:span text:style-name="T847">Factura</text:span><text:span text:style-name="T848"><text:s/>emitida por la venta</text:span></text:p>
          </table:table-cell>
          <table:table-cell table:style-name="TableCell849">
            <text:p text:style-name="P850">Baja</text:p>
          </table:table-cell>
          <table:table-cell table:style-name="TableCell851">
            <text:p text:style-name="P852">Política del Negocio</text:p>
          </table:table-cell>
        </table:table-row>
        <table:table-row table:style-name="TableRow853">
          <table:table-cell table:style-name="TableCell854">
            <text:p text:style-name="P855">RN-42</text:p>
          </table:table-cell>
          <table:table-cell table:style-name="TableCell856">
            <text:p text:style-name="P857"><text:span text:style-name="T858">Se requiere que las<text:s/></text:span><text:span text:style-name="T859">Ventas Mayoristas</text:span><text:span text:style-name="T860"><text:s/>posean una política de descuento en lista de precios correspondiente por cada artículo (descuento del 21% por cada artículo, quita del IVA, etc.)</text:span></text:p>
          </table:table-cell>
          <table:table-cell table:style-name="TableCell861">
            <text:p text:style-name="P862">Baja</text:p>
          </table:table-cell>
          <table:table-cell table:style-name="TableCell863">
            <text:p text:style-name="P864">Política del Negocio</text:p>
          </table:table-cell>
        </table:table-row>
        <table:table-row table:style-name="TableRow865">
          <table:table-cell table:style-name="TableCell866">
            <text:p text:style-name="P867">RN-43</text:p>
          </table:table-cell>
          <table:table-cell table:style-name="TableCell868">
            <text:p text:style-name="P869"><text:span text:style-name="T870">Se requiere que las<text:s/></text:span><text:span text:style-name="T871">Ventas Minoristas</text:span><text:span text:style-name="T872"><text:s/>posean una política de lista de precios correspondiente por cada artículo (ejemplo: 3x2, 2do al 50%, etc.)</text:span></text:p>
          </table:table-cell>
          <table:table-cell table:style-name="TableCell873">
            <text:p text:style-name="P874">Baja</text:p>
          </table:table-cell>
          <table:table-cell table:style-name="TableCell875">
            <text:p text:style-name="P876">Política del Negocio</text:p>
          </table:table-cell>
        </table:table-row>
        <table:table-row table:style-name="TableRow877">
          <table:table-cell table:style-name="TableCell878">
            <text:p text:style-name="P879">RN-44</text:p>
          </table:table-cell>
          <table:table-cell table:style-name="TableCell880">
            <text:p text:style-name="P881"><text:span text:style-name="T882">Se requiere que las<text:s/></text:span><text:span text:style-name="T883">Ventas Minoristas</text:span><text:span text:style-name="T884"><text:s/>estén compuestas además por<text:s/></text:span><text:span text:style-name="T885"><text:line-break/>•<text:s/></text:span><text:span text:style-name="T886">Cliente Minorista</text:span><text:span text:style-name="T887"><text:s/>que la inicia</text:span><text:span text:style-name="T888"><text:line-break/>• una<text:s/></text:span><text:span text:style-name="T889">política de precio Minorista</text:span><text:span text:style-name="T890"><text:line-break/>• un<text:s/></text:span><text:span text:style-name="T891">Ticket</text:span><text:span text:style-name="T892"><text:s/>emitido por la venta</text:span></text:p>
          </table:table-cell>
          <table:table-cell table:style-name="TableCell893">
            <text:p text:style-name="P894">Baja</text:p>
          </table:table-cell>
          <table:table-cell table:style-name="TableCell895">
            <text:p text:style-name="P896">Política del Negocio</text:p>
          </table:table-cell>
        </table:table-row>
        <table:table-row table:style-name="TableRow897">
          <table:table-cell table:style-name="TableCell898">
            <text:p text:style-name="P899">RN-45</text:p>
          </table:table-cell>
          <table:table-cell table:style-name="TableCell900">
            <text:p text:style-name="P901"><text:span text:style-name="T902">Se requiere que la<text:s/></text:span><text:span text:style-name="T903">Zona</text:span><text:span text:style-name="T904"><text:s/>este compuesto por</text:span><text:span text:style-name="T905"><text:line-break/>• Nombre<text:s/></text:span><text:span text:style-name="T906"><text:line-break/>• Cantidad de Provincias</text:span><text:span text:style-name="T907"><text:line-break/>•<text:s/></text:span><text:span text:style-name="T908">Lista de provincias</text:span></text:p>
          </table:table-cell>
          <table:table-cell table:style-name="TableCell909">
            <text:p text:style-name="P910">Baja</text:p>
          </table:table-cell>
          <table:table-cell table:style-name="TableCell911">
            <text:p text:style-name="P912">Política del Negocio</text:p>
          </table:table-cell>
        </table:table-row>
      </table:table>
      <text:p text:style-name="P9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use-window-font-color="true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use-window-font-color="true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use-window-font-color="true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use-window-font-color="true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weight="normal" style:font-weight-asian="normal" style:use-window-font-color="true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style:use-window-font-color="true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style:use-window-font-color="true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style:use-window-font-color="true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style:use-window-font-color="true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style:use-window-font-color="true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style:use-window-font-color="true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20T22:05:00Z</meta:creation-date>
    <dc:date>2015-07-19T23:51:00Z</dc:date>
    <meta:print-date>2014-11-21T17:09:00Z</meta:print-date>
    <meta:template xlink:href="Normal" xlink:type="simple"/>
    <meta:editing-cycles>116</meta:editing-cycles>
    <meta:editing-duration>PT55380S</meta:editing-duration>
    <meta:document-statistic meta:page-count="5" meta:paragraph-count="17" meta:word-count="1340" meta:character-count="8695" meta:row-count="61" meta:non-whitespace-character-count="7372"/>
  </office:meta>
</office:document-meta>
</file>